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076c3"/>
    </style:style>
    <style:style style:name="P2" style:family="paragraph" style:parent-style-name="Text_20_body">
      <style:text-properties officeooo:paragraph-rsid="0017f0e5"/>
    </style:style>
    <style:style style:name="P3" style:family="paragraph" style:parent-style-name="Heading_20_1">
      <style:text-properties officeooo:rsid="000f4ce3" officeooo:paragraph-rsid="000f4ce3"/>
    </style:style>
    <style:style style:name="P4" style:family="paragraph" style:parent-style-name="Title">
      <style:text-properties officeooo:rsid="000c64d6" officeooo:paragraph-rsid="000c64d6"/>
    </style:style>
    <style:style style:name="P5" style:family="paragraph" style:parent-style-name="Preformatted_20_Text">
      <style:paragraph-properties fo:margin-top="0in" fo:margin-bottom="0.1965in" loext:contextual-spacing="false"/>
      <style:text-properties fo:background-color="#9d85be"/>
    </style:style>
    <style:style style:name="P6" style:family="paragraph" style:parent-style-name="Bibliography_20_1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fo:background-color="#9d85be" loext:char-shading-value="0"/>
    </style:style>
    <style:style style:name="T3" style:family="text">
      <style:text-properties fo:background-color="#9d85be" loext:char-shading-value="0"/>
    </style:style>
    <style:style style:name="T4" style:family="text">
      <style:text-properties fo:background-color="#89c765" loext:char-shading-value="0"/>
    </style:style>
    <style:style style:name="T5" style:family="text">
      <style:text-properties officeooo:rsid="002076c3"/>
    </style:style>
    <style:style style:name="T6" style:family="text">
      <style:text-properties fo:background-color="#62a73b" loext:char-shading-value="0"/>
    </style:style>
    <style:style style:name="T7" style:family="text">
      <style:text-properties fo:background-color="#62a73b" loext:char-shading-value="0"/>
    </style:style>
    <style:style style:name="T8" style:family="text">
      <style:text-properties fo:font-style="italic" fo:background-color="#89c765" loext:char-shading-value="0" style:font-style-asian="italic" style:font-style-complex="italic"/>
    </style:style>
    <style:style style:name="T9" style:family="text">
      <style:text-properties fo:font-style="italic" fo:font-weight="bold" fo:background-color="#89c765" loext:char-shading-value="0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 Not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Header files</text:h>
      <text:p text:style-name="Standard">“A header file is a file with extension <text:span text:style-name="T1">.h</text:span> which contains C <text:span text:style-name="T4">function </text:span><text:span text:style-name="T9">declarations</text:span> and <text:span text:style-name="T4">macro </text:span><text:span text:style-name="T9">definitions</text:span> to be shared between several source files” <text:bibliography-mark text:identifier="1" text:bibliography-type="www" text:title="Tutorialspoint" text:url="https://www.tutorialspoint.com/cprogramming/cprogramming_questions_answers.htm">[1]</text:bibliography-mark>. </text:p>
      <text:p text:style-name="Standard"/>
      <text:p text:style-name="Standard">“There are two types of header files: the files that the programmer writes and the files that comes with your compiler” <text:bibliography-mark text:identifier="1" text:bibliography-type="www" text:title="Tutorialspoint" text:url="https://www.tutorialspoint.com/cprogramming/cprogramming_questions_answers.htm">[1]</text:bibliography-mark>.</text:p>
      <text:p text:style-name="Standard"/>
      <text:p text:style-name="P2">“<text:span text:style-name="T3">Both</text:span> the user and the system header files are included using the preprocessing directive:” <text:bibliography-mark text:identifier="1" text:bibliography-type="www" text:title="Tutorialspoint" text:url="https://www.tutorialspoint.com/cprogramming/cprogramming_questions_answers.htm">[1]</text:bibliography-mark></text:p>
      <text:p text:style-name="P2"><text:span text:style-name="T2">#include</text:span>. </text:p>
      <text:p text:style-name="P2">“It has the following two forms:” <text:bibliography-mark text:identifier="1" text:bibliography-type="www" text:title="Tutorialspoint" text:url="https://www.tutorialspoint.com/cprogramming/cprogramming_questions_answers.htm">[1]</text:bibliography-mark><text:s text:c="2"/></text:p>
      <text:p text:style-name="P5">#include &lt;file&gt;</text:p>
      <text:p text:style-name="Text_20_body">“This form is used for <text:span text:style-name="T3">system</text:span> header files”. <text:bibliography-mark text:identifier="1" text:bibliography-type="www" text:title="Tutorialspoint" text:url="https://www.tutorialspoint.com/cprogramming/cprogramming_questions_answers.htm">[1]</text:bibliography-mark></text:p>
      <text:p text:style-name="P5">#include "file"</text:p>
      <text:p text:style-name="Text_20_body">“This form is used for header files of <text:span text:style-name="T3">your own</text:span> program”. <text:bibliography-mark text:identifier="1" text:bibliography-type="www" text:title="Tutorialspoint" text:url="https://www.tutorialspoint.com/cprogramming/cprogramming_questions_answers.htm">[1]</text:bibliography-mark></text:p>
      <text:p text:style-name="P1"><text:span text:style-name="T5">Note: “</text:span>if you wish to use <text:span text:style-name="T7">angular brackets</text:span> instead of ” ” to include your header file you can save it in the <text:span text:style-name="T7">standard folder of header files</text:span> otherwise. If you are using <text:span text:style-name="T7">” ”</text:span> you need to ensure that the header file you created is saved in the <text:span text:style-name="T7">same folder</text:span> in which you will save the C file using this header file” <text:bibliography-mark text:identifier="2" text:bibliography-type="www" text:title="geeksforgeeks" text:url="https://www.geeksforgeeks.org/write-header-file-c/">[2]</text:bibliography-mark>.</text:p>
      <text:p text:style-name="Standard"/>
      <text:p text:style-name="Standard"/>
      <text:p text:style-name="Standard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6">1: , Tutorialspoint, , https://www.tutorialspoint.com/cprogramming/cprogramming_questions_answers.htm</text:p>
          <text:p text:style-name="P6">2: , geeksforgeeks, , https://www.geeksforgeeks.org/write-header-file-c/</text:p>
        </text:index-body>
      </text:bibliography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7:16:26.297673582</meta:creation-date>
    <meta:generator>LibreOffice/6.0.7.3$Linux_X86_64 LibreOffice_project/00m0$Build-3</meta:generator>
    <dc:date>2019-02-16T08:33:01.330823927</dc:date>
    <meta:editing-duration>PT1H13M58S</meta:editing-duration>
    <meta:editing-cycles>24</meta:editing-cycles>
    <meta:document-statistic meta:table-count="0" meta:image-count="0" meta:object-count="0" meta:page-count="2" meta:paragraph-count="15" meta:word-count="174" meta:character-count="1078" meta:non-whitespace-character-count="915"/>
  </office:meta>
</office:document-meta>
</file>